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paragraph-rsid="000ccc67"/>
    </style:style>
    <style:style style:name="P3" style:family="paragraph" style:parent-style-name="Title">
      <style:text-properties officeooo:rsid="000ca824" officeooo:paragraph-rsid="000ca824"/>
    </style:style>
    <style:style style:name="P4" style:family="paragraph" style:parent-style-name="Heading_20_1">
      <style:text-properties officeooo:rsid="000ccc67" officeooo:paragraph-rsid="000ccc67"/>
    </style:style>
    <style:style style:name="P5" style:family="paragraph" style:parent-style-name="Heading_20_1">
      <style:text-properties officeooo:rsid="001e5141" officeooo:paragraph-rsid="001e5141"/>
    </style:style>
    <style:style style:name="P6" style:family="paragraph" style:parent-style-name="Text_20_body">
      <style:text-properties officeooo:rsid="000da065" officeooo:paragraph-rsid="000da065"/>
    </style:style>
    <style:style style:name="P7" style:family="paragraph" style:parent-style-name="Text_20_body" style:list-style-name="L1">
      <style:text-properties officeooo:rsid="000da065" officeooo:paragraph-rsid="000da065"/>
    </style:style>
    <style:style style:name="P8" style:family="paragraph" style:parent-style-name="Text_20_body">
      <style:text-properties officeooo:rsid="0015c5d8" officeooo:paragraph-rsid="0015c5d8"/>
    </style:style>
    <style:style style:name="P9" style:family="paragraph" style:parent-style-name="Text_20_body" style:list-style-name="L1">
      <style:text-properties officeooo:rsid="0015c5d8" officeooo:paragraph-rsid="0015c5d8"/>
    </style:style>
    <style:style style:name="P10" style:family="paragraph" style:parent-style-name="Text_20_body" style:list-style-name="L1">
      <style:text-properties officeooo:rsid="00168fad" officeooo:paragraph-rsid="00168fad"/>
    </style:style>
    <style:style style:name="P11" style:family="paragraph" style:parent-style-name="Text_20_body" style:list-style-name="L1">
      <style:text-properties officeooo:rsid="0019f6a3" officeooo:paragraph-rsid="0019f6a3"/>
    </style:style>
    <style:style style:name="P12" style:family="paragraph" style:parent-style-name="Text_20_body">
      <style:text-properties officeooo:rsid="0019f6a3" officeooo:paragraph-rsid="001f3d32"/>
    </style:style>
    <style:style style:name="P13" style:family="paragraph" style:parent-style-name="Text_20_body">
      <style:text-properties officeooo:paragraph-rsid="001f3d32"/>
    </style:style>
    <style:style style:name="P14" style:family="paragraph" style:parent-style-name="Text_20_body">
      <style:text-properties officeooo:rsid="001ffeb0" officeooo:paragraph-rsid="00202f9e"/>
    </style:style>
    <style:style style:name="P15" style:family="paragraph" style:parent-style-name="Text_20_body" style:list-style-name="L2">
      <style:text-properties officeooo:rsid="0021753c" officeooo:paragraph-rsid="0021753c"/>
    </style:style>
    <style:style style:name="P16" style:family="paragraph" style:parent-style-name="Text_20_body">
      <style:text-properties officeooo:rsid="0021753c" officeooo:paragraph-rsid="0021753c"/>
    </style:style>
    <style:style style:name="P17" style:family="paragraph" style:parent-style-name="Text_20_body">
      <style:text-properties officeooo:rsid="0022c9ba" officeooo:paragraph-rsid="0022c9ba"/>
    </style:style>
    <style:style style:name="P18" style:family="paragraph" style:parent-style-name="Text_20_body">
      <style:text-properties officeooo:rsid="002359af" officeooo:paragraph-rsid="002359af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8d1e4" style:font-style-asian="normal" style:font-style-complex="normal"/>
    </style:style>
    <style:style style:name="T17" style:family="text">
      <style:text-properties fo:font-style="normal" officeooo:rsid="0016bac3" style:font-style-asian="normal" style:font-style-complex="normal"/>
    </style:style>
    <style:style style:name="T18" style:family="text">
      <style:text-properties fo:font-style="normal" officeooo:rsid="00218b63" style:font-style-asian="normal" style:font-style-complex="normal"/>
    </style:style>
    <style:style style:name="T19" style:family="text">
      <style:text-properties fo:font-style="normal" officeooo:rsid="0022c9ba" style:font-style-asian="normal" style:font-style-complex="normal"/>
    </style:style>
    <style:style style:name="T20" style:family="text">
      <style:text-properties officeooo:rsid="00179fbf"/>
    </style:style>
    <style:style style:name="T21" style:family="text">
      <style:text-properties officeooo:rsid="001c1a35"/>
    </style:style>
    <style:style style:name="T22" style:family="text">
      <style:text-properties officeooo:rsid="001f3d32"/>
    </style:style>
    <style:style style:name="T23" style:family="text">
      <style:text-properties officeooo:rsid="001ffeb0"/>
    </style:style>
    <style:style style:name="T24" style:family="text">
      <style:text-properties officeooo:rsid="00202f9e"/>
    </style:style>
    <style:style style:name="T25" style:family="text">
      <style:text-properties officeooo:rsid="0021753c"/>
    </style:style>
    <style:style style:name="T26" style:family="text">
      <style:text-properties officeooo:rsid="00218b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iladores</text:p>
      <text:p text:style-name="P1">Trabalho Prático 1</text:p>
      <text:h text:style-name="P4" text:outline-level="1">Introdução</text:h>
      <text:list xml:id="list2587577380" text:style-name="L1">
        <text:list-item>
          <text:p text:style-name="P7">Linguagens de Programação</text:p>
        </text:list-item>
        <text:list-item>
          <text:p text:style-name="P7">Papel do compilador</text:p>
        </text:list-item>
        <text:list-item>
          <text:p text:style-name="P7">Importância do entendimento do funcionamento de um compilador</text:p>
          <text:list>
            <text:list-item>
              <text:p text:style-name="P9">Desenvolvimento de otimização</text:p>
            </text:list-item>
            <text:list-item>
              <text:p text:style-name="P9">Desenvolvimento de novas linguagens de programação</text:p>
            </text:list-item>
            <text:list-item>
              <text:p text:style-name="P10">Aprimoramento do estado da arte</text:p>
            </text:list-item>
          </text:list>
        </text:list-item>
        <text:list-item>
          <text:p text:style-name="P11">Componentes de um compilador</text:p>
        </text:list-item>
        <text:list-item>
          <text:p text:style-name="P7">Trabalho desenvolvido</text:p>
        </text:list-item>
      </text:list>
      <text:p text:style-name="P6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tradução possa ocorrer de forma automatizada, foram desenvolvidos os compiladores, </text:span><text:span text:style-name="T3">que são softwares que realizam esse processo de “tradução”.</text:span></text:p>
      <text:p text:style-name="P8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 em última instância, contribuir </text:span><text:span text:style-name="T20">para </text:span><text:span text:style-name="T6">o aprimoramento da Computação como um todo.</text:span></text:p>
      <text:p text:style-name="P12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13"><text:span text:style-name="T21">Neste trabalho, será analisado o funcionamento da parte de otimização de código dependente de máquina, analisando os diferentes tipos de otimização realizados no código intermediário. </text:span><text:span text:style-name="T22">Para isso</text:span><text:span text:style-name="T17">, foi desenvolvido um </text:span><text:span text:style-name="T9">script</text:span><text:span text:style-name="T17"> </text:span><text:span text:style-name="T16">(programa de linguagem interpretada)</text:span><text:span text:style-name="T17">, que faz o uso do </text:span><text:span text:style-name="T16">arcabouço de compilação LLVM (</text:span><text:span text:style-name="T8">Low Level Virtual Machine</text:span><text:span text:style-name="T16">), para a geração de grafos de fluxo de controle (CFG) nos formatos </text:span><text:span text:style-name="T8">.digraph</text:span><text:span text:style-name="T16"> e </text:span><text:span text:style-name="T8">.png</text:span><text:span text:style-name="T16">, permitindo o entendimento do processo de otimização de código intermediário, desenvolvido dentro do compilador.</text:span></text:p>
      <text:h text:style-name="P5" text:outline-level="1"><text:soft-page-break/>Desenvolvimento</text:h>
      <text:list xml:id="list1695345753" text:style-name="L2">
        <text:list-item>
          <text:p text:style-name="P15">Linguagem de programação utilizada</text:p>
        </text:list-item>
        <text:list-item>
          <text:p text:style-name="P15">Composição do programa</text:p>
        </text:list-item>
        <text:list-item>
          <text:p text:style-name="P15">Funcionamento do programa</text:p>
        </text:list-item>
      </text:list>
      <text:p text:style-name="P14">O <text:span text:style-name="T7">script</text:span> desenvolvido foi feito na linguagem de programação Python. <text:span text:style-name="T26">A escolha dessa linguagem s</text:span><text:span text:style-name="T25">e deve pelo fato do Python possuir recursos avançados e de fácil utilização </text:span><text:span text:style-name="T26">que</text:span><text:span text:style-name="T25"> permit</text:span><text:span text:style-name="T26">em</text:span><text:span text:style-name="T25"> a manipulação de </text:span><text:span text:style-name="T11">strings</text:span><text:span text:style-name="T25"> e a manipulação de caminho de arquivos </text:span><text:span text:style-name="T26">(</text:span><text:span text:style-name="T12">path</text:span><text:span text:style-name="T26">)</text:span><text:span text:style-name="T25">.</text:span></text:p>
      <text:p text:style-name="P16">O programa desenvolvido é organizado da seguinte forma, ele possuí uma única função <text:span text:style-name="T7">generate_unique_file_path</text:span><text:span text:style-name="T15">, responsável por gerar caminhos de arquivo únicos, garantindo que não exista um arquivo com o caminho gerado. </text:span><text:span text:style-name="T19">E na parte principal do programa (</text:span><text:span text:style-name="T13">__main__</text:span><text:span text:style-name="T19">) é feito o p</text:span><text:span text:style-name="T15">rocesso de chamada do Front do Clang, do otimizador OPT, e do gerador </text:span><text:span text:style-name="T18">de imagem DOT.</text:span></text:p>
      <text:p text:style-name="P17"><text:span text:style-name="T15">Para o desenvolvimento deste programa, foi feito o </text:span><text:span text:style-name="T23">uso dos seguintes módulos da biblioteca padrão do Python: </text:span><text:span text:style-name="T14">pathlib</text:span><text:span text:style-name="T23">, </text:span><text:span text:style-name="T14">string</text:span><text:span text:style-name="T23">, </text:span><text:span text:style-name="T14">sys</text:span><text:span text:style-name="T23">, os, </text:span><text:span text:style-name="T14">shutil</text:span><text:span text:style-name="T23">, </text:span><text:span text:style-name="T14">subprocess</text:span><text:span text:style-name="T23">, tempfile e random. O</text:span><text:span text:style-name="T24">s</text:span><text:span text:style-name="T23"> módulo</text:span><text:span text:style-name="T24">s</text:span><text:span text:style-name="T23"> pathlib </text:span><text:span text:style-name="T24">e </text:span><text:span text:style-name="T10">os</text:span><text:span text:style-name="T23"> </text:span><text:span text:style-name="T24">foram</text:span><text:span text:style-name="T23"> utilizado</text:span><text:span text:style-name="T24">s</text:span><text:span text:style-name="T23"> na resolução dos caminhos dos arquivos</text:span><text:span text:style-name="T24">. Já o módulo </text:span><text:span text:style-name="T10">string</text:span><text:span text:style-name="T24"> foi utilizado na geração de caracteres ASCII aleatórios. O módulo </text:span><text:span text:style-name="T10">sys</text:span><text:span text:style-name="T24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18">A utilização do programa é feita através da chamada do interpretador python, seguido do caminho do script, e seguido do programa em C a ser compilado.</text:p>
      <table:table table:name="Tabela1" table:style-name="Tabela1">
        <table:table-column table:style-name="Tabela1.A"/>
        <table:table-row table:style-name="TableLine94863759435744">
          <table:table-cell table:style-name="Tabela1.A1" office:value-type="string">
            <text:p text:style-name="Table_20_Contents">python ./gen_cfg.py ./exemplo.c</text:p>
          </table:table-cell>
        </table:table-row>
      </table:table>
      <text:h text:style-name="P4" text:outline-level="1">Resultados</text:h>
      <text:p text:style-name="P2"/>
      <text:h text:style-name="P4" text:outline-level="1">Conclusão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0T20:00:44.347041222</dc:date>
    <meta:editing-duration>PT1H7M47S</meta:editing-duration>
    <meta:editing-cycles>29</meta:editing-cycles>
    <meta:document-statistic meta:table-count="1" meta:image-count="0" meta:object-count="0" meta:page-count="2" meta:paragraph-count="26" meta:word-count="554" meta:character-count="3693" meta:non-whitespace-character-count="3176"/>
  </office:meta>
</office:document-meta>
</file>